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style:font-name="Liberation Mono" fo:font-size="16pt" officeooo:rsid="001b463f" officeooo:paragraph-rsid="001b463f" style:font-name-asian="Noto Sans Mono CJK SC" style:font-size-asian="14pt" style:font-name-complex="Liberation Mono" style:font-size-complex="16pt"/>
    </style:style>
    <style:style style:name="P2" style:family="paragraph" style:parent-style-name="Heading_20_2">
      <style:paragraph-properties fo:text-align="start" style:justify-single-word="false"/>
      <style:text-properties style:font-name="Liberation Mono" fo:font-size="12pt" officeooo:rsid="001b463f" officeooo:paragraph-rsid="001b463f" style:font-name-asian="Noto Sans Mono CJK SC" style:font-size-asian="12pt" style:font-name-complex="Liberation Mono" style:font-size-complex="12pt"/>
    </style:style>
    <style:style style:name="P3" style:family="paragraph" style:parent-style-name="Preformatted_20_Text">
      <style:paragraph-properties fo:text-align="center" style:justify-single-word="false"/>
      <style:text-properties style:font-name="Liberation Mono" fo:font-size="20pt" officeooo:rsid="001b463f" officeooo:paragraph-rsid="001b463f" style:font-name-asian="Noto Sans Mono CJK SC" style:font-size-asian="20pt" style:font-name-complex="Liberation Mono" style:font-size-complex="20pt"/>
    </style:style>
    <style:style style:name="P4" style:family="paragraph" style:parent-style-name="Preformatted_20_Text">
      <style:paragraph-properties fo:text-align="start" style:justify-single-word="false"/>
      <style:text-properties style:font-name="Liberation Mono" fo:font-size="16pt" officeooo:rsid="001b463f" officeooo:paragraph-rsid="001b463f" style:font-name-asian="Noto Sans Mono CJK SC" style:font-size-asian="14pt" style:font-name-complex="Liberation Mono" style:font-size-complex="16pt"/>
    </style:style>
    <style:style style:name="P5" style:family="paragraph" style:parent-style-name="Preformatted_20_Text">
      <style:paragraph-properties fo:text-align="start" style:justify-single-word="false"/>
      <style:text-properties style:font-name="Liberation Mono" fo:font-size="12pt" officeooo:rsid="001b463f" officeooo:paragraph-rsid="001b463f" style:font-name-asian="Noto Sans Mono CJK SC" style:font-size-asian="12pt" style:font-name-complex="Liberation Mono" style:font-size-complex="12pt"/>
    </style:style>
    <style:style style:name="P6" style:family="paragraph" style:parent-style-name="Text_20_body">
      <style:text-properties officeooo:rsid="002271fb" officeooo:paragraph-rsid="002271fb"/>
    </style:style>
    <style:style style:name="P7" style:family="paragraph" style:parent-style-name="Heading_20_2">
      <style:paragraph-properties fo:text-align="start" style:justify-single-word="false"/>
      <style:text-properties style:font-name="Liberation Mono" fo:font-size="20pt" fo:font-weight="normal" officeooo:rsid="001b463f" officeooo:paragraph-rsid="002342fa" style:font-name-asian="Noto Sans Mono CJK SC" style:font-size-asian="20pt" style:font-weight-asian="normal" style:font-name-complex="Liberation Mono" style:font-size-complex="20pt" style:font-weight-complex="normal"/>
    </style:style>
    <style:style style:name="P8" style:family="paragraph" style:parent-style-name="Heading_20_2">
      <style:text-properties officeooo:paragraph-rsid="002342fa"/>
    </style:style>
    <style:style style:name="P9" style:family="paragraph" style:parent-style-name="Preformatted_20_Text">
      <style:paragraph-properties fo:text-align="start" style:justify-single-word="false"/>
      <style:text-properties style:font-name="Liberation Mono" fo:font-size="12pt" officeooo:rsid="001b463f" officeooo:paragraph-rsid="001b463f" style:font-name-asian="Noto Sans Mono CJK SC" style:font-size-asian="12pt" style:font-name-complex="Liberation Mono" style:font-size-complex="12pt"/>
    </style:style>
    <style:style style:name="P10" style:family="paragraph" style:parent-style-name="Preformatted_20_Text">
      <style:paragraph-properties fo:text-align="start" style:justify-single-word="false"/>
      <style:text-properties style:font-name="Liberation Mono" fo:font-size="20pt" fo:font-weight="normal" officeooo:rsid="001b463f" officeooo:paragraph-rsid="002342fa" style:font-name-asian="Noto Sans Mono CJK SC" style:font-size-asian="20pt" style:font-weight-asian="normal" style:font-name-complex="Liberation Mono" style:font-size-complex="20pt" style:font-weight-complex="normal"/>
    </style:style>
    <style:style style:name="P11" style:family="paragraph" style:parent-style-name="Preformatted_20_Text">
      <style:paragraph-properties fo:text-align="center" style:justify-single-word="false"/>
      <style:text-properties style:font-name="Liberation Mono" fo:font-size="20pt" fo:font-weight="bold" officeooo:rsid="001b463f" officeooo:paragraph-rsid="002342fa" style:font-name-asian="Noto Sans Mono CJK SC" style:font-size-asian="20pt" style:font-weight-asian="bold" style:font-name-complex="Liberation Mono" style:font-size-complex="20pt"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text-properties officeooo:paragraph-rsid="002342fa"/>
    </style:style>
    <style:style style:name="P15" style:family="paragraph" style:parent-style-name="Text_20_body">
      <style:text-properties officeooo:paragraph-rsid="002342fa"/>
    </style:style>
    <style:style style:name="P16" style:family="paragraph" style:parent-style-name="Text_20_body" style:list-style-name="L3">
      <style:paragraph-properties fo:margin-top="0in" fo:margin-bottom="0in" loext:contextual-spacing="false"/>
      <style:text-properties officeooo:paragraph-rsid="002342fa"/>
    </style:style>
    <style:style style:name="T1" style:family="text">
      <style:text-properties fo:font-weight="normal" style:font-weight-asian="normal" style:font-weight-complex="normal"/>
    </style:style>
    <style:style style:name="T2" style:family="text">
      <style:text-properties officeooo:rsid="002342f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Ch3:</text:span>Working in Linux</text:p>
      <text:p text:style-name="P3"/>
      <text:h text:style-name="P1" text:outline-level="2">3.1 Navigating the Linux Desktop</text:h>
      <text:p text:style-name="Text_20_body">To be a Linux systems administrator, it is necessary to be comfortable with Linux as a desktop operating system and have proficiency with basic Information and Communication Technology (ICT) skills. Using Linux for productivity tasks, rather than depending on Windows or Macintosh systems, accelerates learning by working with Linux tools on a daily basis. Systems administrators do far more than manage servers; they are often called upon to assist users with configuration issues, recommend new software, and update documentation among other tasks. </text:p>
      <text:p text:style-name="P4"/>
      <text:h text:style-name="P1" text:outline-level="2">3.1.1 Getting to the Command Line</text:h>
      <text:p text:style-name="P4"/>
      <text:p text:style-name="Text_20_body">On systems that boot to a GUI, there are two common ways of accessing the command line—a GUI-based terminal, and a virtual terminal:</text:p>
      <text:list xml:id="list3561694273" text:style-name="L1">
        <text:list-item>
          <text:p text:style-name="P12">A GUI terminal is a program within the GUI environment that emulates a terminal window. GUI terminals can be accessed through the menu system. For example, on a CentOS machine, you could click on <text:span text:style-name="Strong_20_Emphasis">Applications</text:span> on the menu bar, then <text:span text:style-name="Strong_20_Emphasis">System Tools</text:span> &gt; and, finally, <text:span text:style-name="Strong_20_Emphasis">Terminal</text:span>. If you have a search tools, you can search for <text:span text:style-name="Strong_20_Emphasis">terminal.</text:span></text:p>
        </text:list-item>
        <text:list-item>
          <text:p text:style-name="P12"><text:span text:style-name="Strong_20_Emphasis"><text:span text:style-name="T1">A virtual terminal can be run at the same time as a GUI but requires the user to log in via the virtual terminal before they can execute commands (as they would before accessing the GUI interface).</text:span></text:span></text:p>
        </text:list-item>
      </text:list>
      <text:p text:style-name="Text_20_body">Ordinary command line tasks are starting programs, parsing scripts, and editing text files used for system or application configuration. Most servers boot directly to a terminal, as a GUI can be resource intensive and is generally not needed to perform server-based operations.</text:p>
      <text:p text:style-name="P5"/>
      <text:h text:style-name="P2" text:outline-level="2">3.2 Applications</text:h>
      <text:p text:style-name="Text_20_body">The <text:span text:style-name="Variable">kernel</text:span> of the operating system is like an air traffic controller at an airport, and the <text:span text:style-name="Variable">applications</text:span> are the airplanes under its control. The kernel decides which program gets which blocks of memory, it starts and kills applications, and it handles displaying text or graphics on a monitor. </text:p>
      <text:p text:style-name="Text_20_body"/>
      <text:h text:style-name="Heading_20_2" text:outline-level="2">3.2.1 Major Applications</text:h>
      <text:p text:style-name="Text_20_body">The Linux kernel can run a wide variety of software across many hardware platforms. A computer can act as a <text:span text:style-name="Variable">server</text:span>, which means it primarily handles data on others’ behalf, or as a <text:span text:style-name="Variable">desktop</text:span>, which means a user interacts with it directly. The machine can run software or be used as a development machine in the process of creating software. A machine can even adopt multiple roles as Linux makes no distinction; it’s merely a matter of configuring which applications run.</text:p>
      <text:p text:style-name="Text_20_body"/>
      <text:p text:style-name="Text_20_body"><text:soft-page-break/>Linux software generally falls into one of three categories:</text:p>
      <text:list xml:id="list3013259167" text:style-name="L2">
        <text:list-item>
          <text:p text:style-name="P13"><text:span text:style-name="Strong_20_Emphasis">Server Applications</text:span> </text:p>
          <text:p text:style-name="P13">Software that has no direct interaction with the monitor and keyboard of the machine it runs on. Its purpose is to serve information to other computers, called <text:span text:style-name="Variable">clients</text:span>. Sometimes server applications may not talk to other computers but only sit there and crunch data.</text:p>
        </text:list-item>
        <text:list-item>
          <text:p text:style-name="P13"><text:span text:style-name="Strong_20_Emphasis">Desktop Applications</text:span> </text:p>
          <text:p text:style-name="P13">Web browsers, text editors, music players, or other applications with which users interact directly. In many cases, such as a web browser, the application is talking to a server on the other end and interpreting the data. This is the “client” side of a client/server application.</text:p>
        </text:list-item>
        <text:list-item>
          <text:p text:style-name="P13"><text:span text:style-name="Strong_20_Emphasis">Tools</text:span> </text:p>
          <text:p text:style-name="P13">A loose category of software that exists to make it easier to manage computer systems. Tools can help configure displays, provide a Linux shell that users type commands into, or even more sophisticated tools, called compilers, that convert source code to application programs that the computer can execute.</text:p>
        </text:list-item>
      </text:list>
      <text:h text:style-name="Heading_20_2" text:outline-level="2">3.2.2 Server Applications</text:h>
      <text:p text:style-name="Text_20_body">Linux excels at running server applications because of its reliability and efficiency. The ability to optimize server operating systems with just needed components allows administrators to do more with less, a feature loved by startups and large enterprises alike.</text:p>
      <text:h text:style-name="Heading_20_2" text:outline-level="2">3.2.2.1 Web Servers</text:h>
      <text:p text:style-name="Text_20_body">One of the early uses of Linux was for web servers. A web server hosts content for web pages, which are viewed by a web browser using the <text:span text:style-name="Strong_20_Emphasis">HyperText Transfer Protocol (HTTP)</text:span> or its encrypted flavor, <text:span text:style-name="Strong_20_Emphasis">HTTPS</text:span>. The web page itself can either be static or dynamic. </text:p>
      <text:p text:style-name="Text_20_body"/>
      <text:h text:style-name="Heading_20_2" text:outline-level="2">3.2.2.2 Private Cloud Servers</text:h>
      <text:p text:style-name="Text_20_body">As individuals, organizations, and companies start to move their data to the cloud, there is a growing demand for private cloud server software that can be deployed and administered internally.</text:p>
      <text:p text:style-name="Text_20_body"/>
      <text:h text:style-name="Heading_20_2" text:outline-level="2">3.2.2.3 Database Servers</text:h>
      <text:p text:style-name="Text_20_body">Database server applications form the backbone of most online services. Dynamic web applications pull data from and write data to these applications. </text:p>
      <text:p text:style-name="Text_20_body"/>
      <text:h text:style-name="Heading_20_2" text:outline-level="2"><text:soft-page-break/></text:h>
      <text:h text:style-name="Heading_20_2" text:outline-level="2">3.3 Console Tools</text:h>
      <text:p text:style-name="Text_20_body"/>
      <text:h text:style-name="Heading_20_2" text:outline-level="2">3.3.1 Shells</text:h>
      <text:p text:style-name="Text_20_body">At the basic level, users interact with a Linux system through a <text:span text:style-name="Variable">shell</text:span> whether connecting to the system remotely or from an attached keyboard. The shell’s job is to accept commands, like file manipulations and starting applications, and to pass those to the Linux kernel for execution.</text:p>
      <text:h text:style-name="Heading_20_2" text:outline-level="2">3.3.2 Text Editors</text:h>
      <text:p text:style-name="Text_20_body">Most Linux systems provide a choice of text editors which are commonly used at the console to edit configuration files. The two main applications are <text:span text:style-name="Strong_20_Emphasis">Vi</text:span> (or the more modern <text:span text:style-name="Strong_20_Emphasis">Vim</text:span>) and <text:span text:style-name="Strong_20_Emphasis">Emacs</text:span>. Both are remarkably powerful tools to edit text files; they differ in the format of the commands and how plugins are written for them. Plugins can be anything from syntax highlighting of software projects to integrated calendars.</text:p>
      <text:p text:style-name="Text_20_body"/>
      <text:h text:style-name="Heading_20_2" text:outline-level="2">3.4 Package Management</text:h>
      <text:p text:style-name="Text_20_body">A <text:span text:style-name="Variable">package manager</text:span> takes care of keeping track of which files belong to which package and even downloading updates from repositories, typically a remote server sharing out the appropriate updates for a distribution. In Linux, there are many different software package management systems, but the two most popular are those from Debian and Red Hat.</text:p>
      <text:p text:style-name="P6"/>
      <text:p text:style-name="Text_20_body"/>
      <text:p text:style-name="Text_20_body"/>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ext:span text:style-name="T2">Ch4:</text:span>Open Source Software and Licensing</text:p>
      <text:p text:style-name="P11"/>
      <text:h text:style-name="P7" text:outline-level="2">4.1 Introduction</text:h>
      <text:p text:style-name="P15">Early on there was shareware, freely available programs where users did not necessarily have access to the source code. There were a lot of good things about this, but it was also problematic because malicious programs could be disguised as innocent-looking games, screensavers, and utilities. </text:p>
      <text:p text:style-name="P15">Open source takes a source-centric view of software. The open source philosophy is that users have the right to obtain the software source code, and to expand and modify programs for their own use. This also meant the code could be inspected for backdoors, viruses, and spyware.</text:p>
      <text:p text:style-name="P15"/>
      <text:h text:style-name="P8" text:outline-level="2">4.2 Open Source Licensing</text:h>
      <text:p text:style-name="P15">When talking about buying software, there are three distinct components:</text:p>
      <text:list xml:id="list3874617370" text:style-name="L3">
        <text:list-item>
          <text:p text:style-name="P16"><text:span text:style-name="Strong_20_Emphasis">Ownership</text:span> – Who owns the intellectual property behind the software? </text:p>
        </text:list-item>
        <text:list-item>
          <text:p text:style-name="P16"><text:span text:style-name="Strong_20_Emphasis">Money Transfer</text:span> – How does money change hands, if at all? </text:p>
        </text:list-item>
        <text:list-item>
          <text:p text:style-name="P14"><text:span text:style-name="Strong_20_Emphasis">Licensing</text:span> – What do you get? What can you do with the software? Can you use it on only one computer? Can you give it to someone else? </text:p>
        </text:list-item>
      </text:list>
      <text:p text:style-name="P15">Linux is owned by Linus Torvalds. He has placed the code under a license called <text:span text:style-name="Strong_20_Emphasis">GNU General Public License version 2 (GPLv2)</text:span>. This license, among other things, says that the source code must be made available to anyone who asks and that anyone is allowed to make changes. One caveat to this is that if someone makes changes and distributes them, they must put the changes under the same license so that others can benefit. GPLv2 also says that no one is allowed to charge for distributing the source code other than the actual costs of doing so (such as copying it to removable media).</text:p>
      <text:p text:style-name="P10"><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4T23:36:53.224473432</dc:date>
    <meta:editing-duration>PT8H44M22S</meta:editing-duration>
    <meta:editing-cycles>6</meta:editing-cycles>
    <meta:generator>LibreOffice/6.4.7.2$Linux_X86_64 LibreOffice_project/40$Build-2</meta:generator>
    <meta:document-statistic meta:table-count="0" meta:image-count="0" meta:object-count="0" meta:page-count="4" meta:paragraph-count="45" meta:word-count="1152" meta:character-count="6989" meta:non-whitespace-character-count="5878"/>
  </office:meta>
</office:document-meta>
</file>